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justify" style:justify-single-word="false" fo:break-before="column"/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_3c_Pagedetitre_5f_adbib_3e_">
      <style:paragraph-properties fo:break-before="column"/>
    </style:style>
    <style:style style:name="P6" style:family="paragraph" style:parent-style-name="_3c_Pagedetitre_5f_adbib_3e_">
      <style:paragraph-properties fo:break-before="column"/>
      <style:text-properties fo:font-size="14pt" style:font-size-asian="14pt" style:font-size-complex="14pt"/>
    </style:style>
    <style:style style:name="P7" style:family="paragraph" style:parent-style-name="_3c_Pagedetitre_5f_adbib_3e_">
      <style:paragraph-properties fo:break-before="column"/>
      <style:text-properties fo:font-size="13pt" style:font-size-asian="13pt" style:font-size-complex="13pt"/>
    </style:style>
    <style:style style:name="P8" style:family="paragraph" style:parent-style-name="_3c_Pagedetitre_5f_adbib_3e_">
      <style:paragraph-properties fo:break-before="column"/>
      <style:text-properties fo:font-size="12pt" style:font-size-asian="12pt" style:font-size-complex="12pt"/>
    </style:style>
    <style:style style:name="P9" style:family="paragraph" style:parent-style-name="_3c_Pagedetitre_5f_adbib_3e_">
      <style:paragraph-properties fo:break-before="column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_3c_Pagedetitre_5f_adbib_3e_">
      <style:text-properties fo:font-weight="bold" style:font-weight-asian="bold" style:font-weight-complex="bold"/>
    </style:style>
    <style:style style:name="P11" style:family="paragraph" style:parent-style-name="_3c_Pagedetitre_5f_adbib_3e_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_3c_Pagedetitre_5f_adbib_3e_">
      <style:text-properties fo:font-size="12pt" style:font-size-asian="12pt" style:font-size-complex="12pt"/>
    </style:style>
    <style:style style:name="P13" style:family="paragraph" style:parent-style-name="_3c_Pagedetitre_5f_adbib_3e_"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_3c_term_3e_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_3c_term_3e_">
      <style:text-properties style:use-window-font-color="true" fo:language="en" fo:country="US" fo:background-color="transparent"/>
    </style:style>
    <style:style style:name="P16" style:family="paragraph" style:parent-style-name="_3c_term_3e_">
      <style:text-properties style:use-window-font-color="true" fo:background-color="transparent"/>
    </style:style>
    <style:style style:name="P17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fo:background-color="transparent"/>
    </style:style>
    <style:style style:name="T3" style:family="text">
      <style:text-properties style:use-window-font-color="true" fo:font-style="italic" fo:background-color="transparent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itre : Les Joyeuses Narrations advenues de nostre temps, Contenant choses diverses pour la recreation de ceux qui desirent savoir choses honnestes.</text:p>
      <text:p text:style-name="P15">author : Anonyme</text:p>
      <text:p text:style-name="P15">publisher : Sorbonne Université LABEX OBVIL</text:p>
      <text:p text:style-name="P15">issued : 2019</text:p>
      <text:p text:style-name="P15">idno : http://http://obvil.sorbonne-universite.site/corpus/faceties/cote_iii-f-019</text:p>
      <text:p text:style-name="P16">source : Anonyme, Le recueil des hystoires des repeus franches, Paris, Denis Meslier, 1490, Bibliothèque du château de Chantilly, Cabinet des livres, III-F-019.</text:p>
      <text:p text:style-name="P16">created : 1490</text:p>
      <text:p text:style-name="P16">langue : moyen-français</text:p>
      <text:p text:style-name="P16">lieu : [premier lieu où se passe la narration]</text:p>
      <text:p text:style-name="_3c_term_3e_"><text:span text:style-name="T2">lieu : [deuxième lieu </text:span><text:span text:style-name="Police_20_par_20_défaut"><text:span text:style-name="T3">etc</text:span></text:span><text:span text:style-name="T2">]</text:span></text:p>
      <text:p text:style-name="P16">personnage : [premier personnage, soit nom + fonction, soit nom, soit fonction (drapière, bourgeois, curé)]</text:p>
      <text:p text:style-name="P14"><text:span text:style-name="T2">personnage : [deuxième personnage, </text:span><text:span text:style-name="Police_20_par_20_défaut"><text:span text:style-name="T3">etc.</text:span></text:span><text:span text:style-name="T2">]</text:span></text:p>
      <text:p text:style-name="P1"/>
      <text:p text:style-name="P1"/>
      <text:p text:style-name="P10">LES IOYEVSES</text:p>
      <text:p text:style-name="P5">NARRATIONS</text:p>
      <text:p text:style-name="P6">ADVENVES DE</text:p>
      <text:p text:style-name="P7">NOSTRE</text:p>
      <text:p text:style-name="P8">TEMPS,</text:p>
      <text:p text:style-name="P11">Contenant choses diuerses, pour la re-</text:p>
      <text:p text:style-name="P9">creation de ceux qui desirent</text:p>
      <text:p text:style-name="P9">savoir choses honnestes.</text:p>
      <text:p text:style-name="_3c_Pagedetitre_5f_adbib_3e_"/>
      <text:p text:style-name="_3c_Pagedetitre_5f_adbib_3e_"/>
      <text:p text:style-name="_3c_Pagedetitre_5f_adbib_3e_"/>
      <text:p text:style-name="_3c_Pagedetitre_5f_adbib_3e_">&lt;Marque&gt;</text:p>
      <text:p text:style-name="_3c_Pagedetitre_5f_adbib_3e_"/>
      <text:p text:style-name="_3c_Pagedetitre_5f_adbib_3e_"/>
      <text:p text:style-name="_3c_Pagedetitre_5f_adbib_3e_"/>
      <text:p text:style-name="P12">A LYON,</text:p>
      <text:p text:style-name="P11">Par Benoist Rigaud,&amp; Jean Saugrain.</text:p>
      <text:p text:style-name="P11"/>
      <text:p text:style-name="P13">1557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p. 2</text:p>
      <text:p text:style-name="P2"/>
      <text:h text:style-name="Heading_20_1" text:outline-level="1">Au Lecteur. </text:h>
      <text:p text:style-name="P2"/>
      <text:p text:style-name="P2"/>
      <text:p text:style-name="P2"><text:tab/><text:span text:style-name="T1">Amy Lecteur, qui cherche réiouyr</text:span></text:p>
      <text:p text:style-name="P4">Ton esprit las, &amp; faché de travail.</text:p>
      <text:p text:style-name="P4">Prens ce Traité, lis-le, pour mains ouyr, </text:p>
      <text:p text:style-name="P4">Et de plusieurs les faits en bon recueil :</text:p>
      <text:p text:style-name="P4">Peut estre que ne trouueras le pareil</text:p>
      <text:p text:style-name="P3">Entre cinq cens, qui aux viuans mieux</text:p>
      <text:p text:style-name="P3">duit, </text:p>
      <text:p text:style-name="P3">Car d’enseigner ie n’ay veu le pareil</text:p>
      <text:p text:style-name="P3">Pour mal fuyr, &amp; bien estre cond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fo:text-align="center" style:justify-single-word="false" fo:background-color="transparent">
        <style:background-image/>
      </style:paragraph-properties>
      <style:text-properties fo:color="#330099" style:font-name="Goudy Old Sty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05:46.61</meta:creation-date>
    <dc:date>2019-05-24T15:42:56.25</dc:date>
    <dc:creator>Jeanne Bineau</dc:creator>
    <meta:editing-duration>PT1H9M57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2" meta:paragraph-count="35" meta:word-count="191" meta:character-count="1229"/>
  </office:meta>
</office:document-meta>
</file>